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lles klar! Hier kommt dein ausführlicher, gut kommentierter Lernzettel zum Python-Modul <text:span text:style-name="Strong_20_Emphasis"><text:span text:style-name="Source_20_Text">imaplib</text:span></text:span> – für <text:span text:style-name="Strong_20_Emphasis">E-Mails empfangen und lesen via IMAP</text:span>, praxisnah und Schritt für Schritt erklärt.</text:p>
      <text:p text:style-name="Horizontal_20_Line"/>
      <text:h text:style-name="Heading_20_1" text:outline-level="1">Lernzettel: Python-Modul <text:span text:style-name="Source_20_Text">imaplib</text:span></text:h>
      <text:p text:style-name="Horizontal_20_Line"/>
      <text:h text:style-name="Heading_20_2" text:outline-level="2">1. Was ist <text:span text:style-name="Source_20_Text">imaplib</text:span>?</text:h>
      <text:list text:style-name="L1">
        <text:list-item>
          <text:p text:style-name="P2"><text:span text:style-name="Source_20_Text">imaplib</text:span> ist das Standardmodul, um mit Python <text:span text:style-name="Strong_20_Emphasis">per IMAP-Protokoll auf Mail-Server zuzugreifen</text:span> und E-Mails abzurufen.</text:p>
        </text:list-item>
        <text:list-item>
          <text:p text:style-name="P2">IMAP (Internet Message Access Protocol) erlaubt dir, Mails auf dem Server zu verwalten, ohne sie komplett herunterzuladen.</text:p>
        </text:list-item>
        <text:list-item>
          <text:p text:style-name="P2">Du kannst z.B. Mails suchen, lesen, als gelesen markieren, löschen etc.</text:p>
        </text:list-item>
      </text:list>
      <text:p text:style-name="Horizontal_20_Line"/>
      <text:h text:style-name="Heading_20_2" text:outline-level="2">2. Grundprinzip: Verbindung zum IMAP-Server aufbauen</text:h>
      <text:list text:style-name="L2">
        <text:list-item>
          <text:p text:style-name="P3">Verbinde dich per SSL oder unverschlüsselt mit dem Server.</text:p>
        </text:list-item>
        <text:list-item>
          <text:p text:style-name="P3">Melde dich mit Benutzername und Passwort an.</text:p>
        </text:list-item>
        <text:list-item>
          <text:p text:style-name="P3">Wähle einen Mail-Ordner (z.B. INBOX).</text:p>
        </text:list-item>
        <text:list-item>
          <text:p text:style-name="P3">Suche und hole Mails.</text:p>
        </text:list-item>
        <text:list-item>
          <text:p text:style-name="P3">Schließe die Verbindung.</text:p>
        </text:list-item>
      </text:list>
      <text:p text:style-name="Horizontal_20_Line"/>
      <text:h text:style-name="Heading_20_2" text:outline-level="2">3. Einfaches Beispiel: Einloggen und INBOX auswählen</text:h>
      <text:p text:style-name="Preformatted_20_Text"><text:span text:style-name="Source_20_Text">import imaplib</text:span></text:p>
      <text:p text:style-name="Preformatted_20_Text"/>
      <text:p text:style-name="Preformatted_20_Text"><text:span text:style-name="Source_20_Text">imap_server = "imap.example.com"</text:span></text:p>
      <text:p text:style-name="Preformatted_20_Text"><text:span text:style-name="Source_20_Text">username = "deine_email@example.com"</text:span></text:p>
      <text:p text:style-name="Preformatted_20_Text"><text:span text:style-name="Source_20_Text">password = "dein_passwort"</text:span></text:p>
      <text:p text:style-name="Preformatted_20_Text"/>
      <text:p text:style-name="Preformatted_20_Text"><text:span text:style-name="Source_20_Text"># Verbindung per SSL aufbauen (Port 993)</text:span></text:p>
      <text:p text:style-name="Preformatted_20_Text"><text:span text:style-name="Source_20_Text">mail = imaplib.IMAP4_SSL(imap_server)</text:span></text:p>
      <text:p text:style-name="Preformatted_20_Text"/>
      <text:p text:style-name="Preformatted_20_Text"><text:span text:style-name="Source_20_Text"># Login</text:span></text:p>
      <text:p text:style-name="Preformatted_20_Text"><text:span text:style-name="Source_20_Text">mail.login(username, password)</text:span></text:p>
      <text:p text:style-name="Preformatted_20_Text"/>
      <text:p text:style-name="Preformatted_20_Text"><text:span text:style-name="Source_20_Text"># INBOX auswählen (nur lesen, readonly=False erlaubt auch Änderungen)</text:span></text:p>
      <text:p text:style-name="Preformatted_20_Text"><text:span text:style-name="Source_20_Text">mail.select("INBOX")</text:span></text:p>
      <text:p text:style-name="Preformatted_20_Text"/>
      <text:p text:style-name="P1"><text:span text:style-name="Source_20_Text">print("Erfolgreich eingeloggt und INBOX geöffnet")</text:span></text:p>
      <text:p text:style-name="Horizontal_20_Line"/>
      <text:h text:style-name="Heading_20_2" text:outline-level="2"><text:soft-page-break/>4. Mails suchen</text:h>
      <text:p text:style-name="Text_20_body">Mails suchst du mit <text:span text:style-name="Source_20_Text">search()</text:span>, z.B. alle ungelesenen:</text:p>
      <text:p text:style-name="Preformatted_20_Text"><text:span text:style-name="Source_20_Text">status, messages = mail.search(None, 'UNSEEN')</text:span></text:p>
      <text:p text:style-name="Preformatted_20_Text"/>
      <text:p text:style-name="Preformatted_20_Text"><text:span text:style-name="Source_20_Text"># messages ist ein Byte-String mit IDs, z.B. b'1 2 3'</text:span></text:p>
      <text:p text:style-name="Preformatted_20_Text"><text:span text:style-name="Source_20_Text">mail_ids = messages[0].split()</text:span></text:p>
      <text:p text:style-name="Preformatted_20_Text"/>
      <text:p text:style-name="P1"><text:span text:style-name="Source_20_Text">print("Ungelesene Mails:", mail_ids)</text:span></text:p>
      <text:p text:style-name="Horizontal_20_Line"/>
      <text:h text:style-name="Heading_20_2" text:outline-level="2">5. Mail-Inhalt holen</text:h>
      <text:p text:style-name="Text_20_body">Eine Mail holst du mit <text:span text:style-name="Source_20_Text">fetch()</text:span> anhand ihrer ID:</text:p>
      <text:p text:style-name="Preformatted_20_Text"><text:span text:style-name="Source_20_Text">latest_email_id = mail_ids[-1] <text:s/># letzte Mail-ID</text:span></text:p>
      <text:p text:style-name="Preformatted_20_Text"/>
      <text:p text:style-name="Preformatted_20_Text"><text:span text:style-name="Source_20_Text">status, msg_data = mail.fetch(latest_email_id, '(RFC822)')</text:span></text:p>
      <text:p text:style-name="Preformatted_20_Text"/>
      <text:p text:style-name="Preformatted_20_Text"><text:span text:style-name="Source_20_Text"># msg_data ist eine Liste mit Tupeln, wir nehmen den ersten Eintrag</text:span></text:p>
      <text:p text:style-name="Preformatted_20_Text"><text:span text:style-name="Source_20_Text">raw_email = msg_data[0][1] <text:s/># das ist der komplette Roh-Byte-String der Mail</text:span></text:p>
      <text:p text:style-name="Preformatted_20_Text"/>
      <text:p text:style-name="P1"><text:span text:style-name="Source_20_Text">print(raw_email[:100]) <text:s/># Ausgabe der ersten 100 Byte zum Test</text:span></text:p>
      <text:p text:style-name="Horizontal_20_Line"/>
      <text:h text:style-name="Heading_20_2" text:outline-level="2">6. Mail parsen mit <text:span text:style-name="Source_20_Text">email</text:span>-Modul</text:h>
      <text:p text:style-name="Text_20_body"><text:span text:style-name="Source_20_Text">raw_email</text:span> ist ein Byte-String, den du mit <text:span text:style-name="Source_20_Text">email</text:span> in ein Message-Objekt umwandelst:</text:p>
      <text:p text:style-name="Preformatted_20_Text"><text:span text:style-name="Source_20_Text">import email</text:span></text:p>
      <text:p text:style-name="Preformatted_20_Text"/>
      <text:p text:style-name="Preformatted_20_Text"><text:span text:style-name="Source_20_Text">msg = email.message_from_bytes(raw_email)</text:span></text:p>
      <text:p text:style-name="Preformatted_20_Text"/>
      <text:p text:style-name="Preformatted_20_Text"><text:span text:style-name="Source_20_Text">print("Von:", msg['From'])</text:span></text:p>
      <text:p text:style-name="Preformatted_20_Text"><text:span text:style-name="Source_20_Text">print("Betreff:", msg['Subject'])</text:span></text:p>
      <text:p text:style-name="Preformatted_20_Text"/>
      <text:p text:style-name="Preformatted_20_Text"><text:span text:style-name="Source_20_Text"># Body auslesen (einfacher Fall)</text:span></text:p>
      <text:p text:style-name="Preformatted_20_Text"><text:span text:style-name="Source_20_Text">if msg.is_multipart():</text:span></text:p>
      <text:p text:style-name="Preformatted_20_Text"><text:span text:style-name="Source_20_Text"><text:s text:c="4"/>for part in msg.walk():</text:span></text:p>
      <text:p text:style-name="Preformatted_20_Text"><text:span text:style-name="Source_20_Text"><text:s text:c="8"/>if part.get_content_type() == 'text/plain':</text:span></text:p>
      <text:p text:style-name="Preformatted_20_Text"><text:span text:style-name="Source_20_Text"><text:s text:c="12"/>body = part.get_payload(decode=True).decode(part.get_content_charset())</text:span></text:p>
      <text:p text:style-name="Preformatted_20_Text"><text:span text:style-name="Source_20_Text"><text:s text:c="12"/>print("Body:", body)</text:span></text:p>
      <text:p text:style-name="Preformatted_20_Text"><text:span text:style-name="Source_20_Text">else:</text:span></text:p>
      <text:p text:style-name="Preformatted_20_Text"><text:span text:style-name="Source_20_Text"><text:s text:c="4"/>body = msg.get_payload(decode=True).decode(msg.get_content_charset())</text:span></text:p>
      <text:p text:style-name="P1"><text:span text:style-name="Source_20_Text"><text:s text:c="4"/>print("Body:", body)</text:span></text:p>
      <text:p text:style-name="Horizontal_20_Line"/>
      <text:h text:style-name="Heading_20_2" text:outline-level="2">7. Beispiel: Alle ungelesenen Mails abrufen und Betreff ausgeben</text:h>
      <text:p text:style-name="Preformatted_20_Text"><text:span text:style-name="Source_20_Text">status, messages = mail.search(None, 'UNSEEN')</text:span></text:p>
      <text:p text:style-name="Preformatted_20_Text"><text:span text:style-name="Source_20_Text">mail_ids = messages[0].split()</text:span></text:p>
      <text:p text:style-name="Preformatted_20_Text"/>
      <text:p text:style-name="Preformatted_20_Text"><text:soft-page-break/><text:span text:style-name="Source_20_Text">for mail_id in mail_ids:</text:span></text:p>
      <text:p text:style-name="Preformatted_20_Text"><text:span text:style-name="Source_20_Text"><text:s text:c="4"/>status, msg_data = mail.fetch(mail_id, '(RFC822)')</text:span></text:p>
      <text:p text:style-name="Preformatted_20_Text"><text:span text:style-name="Source_20_Text"><text:s text:c="4"/>raw_email = msg_data[0][1]</text:span></text:p>
      <text:p text:style-name="Preformatted_20_Text"><text:span text:style-name="Source_20_Text"><text:s text:c="4"/>msg = email.message_from_bytes(raw_email)</text:span></text:p>
      <text:p text:style-name="Preformatted_20_Text"><text:span text:style-name="Source_20_Text"><text:s text:c="4"/>print("Mail von:", msg['From'])</text:span></text:p>
      <text:p text:style-name="Preformatted_20_Text"><text:span text:style-name="Source_20_Text"><text:s text:c="4"/>print("Betreff:", msg['Subject'])</text:span></text:p>
      <text:p text:style-name="P1"><text:span text:style-name="Source_20_Text"><text:s text:c="4"/>print("---")</text:span></text:p>
      <text:p text:style-name="Horizontal_20_Line"/>
      <text:h text:style-name="Heading_20_2" text:outline-level="2">8. Mail als gelesen markieren</text:h>
      <text:p text:style-name="P1"><text:span text:style-name="Source_20_Text">mail.store(mail_id, '+FLAGS', '\\Seen')</text:span></text:p>
      <text:p text:style-name="Horizontal_20_Line"/>
      <text:h text:style-name="Heading_20_2" text:outline-level="2">9. Verbindung beenden</text:h>
      <text:p text:style-name="Preformatted_20_Text"><text:span text:style-name="Source_20_Text">mail.close() <text:s/># schließt ausgewählten Mailbox-Ordner</text:span></text:p>
      <text:p text:style-name="P1"><text:span text:style-name="Source_20_Text">mail.logout() # beendet Sitzung und Verbindung</text:span></text:p>
      <text:p text:style-name="Horizontal_20_Line"/>
      <text:h text:style-name="Heading_20_2" text:outline-level="2">10. Zusammenfassung &amp; Tipps</text:h>
      <text:list text:style-name="L3">
        <text:list-item>
          <text:p text:style-name="P4"><text:span text:style-name="Source_20_Text">imaplib</text:span> stellt Verbindung zum Mailserver per IMAP her.</text:p>
        </text:list-item>
        <text:list-item>
          <text:p text:style-name="P4">Login mit Benutzername/Passwort.</text:p>
        </text:list-item>
        <text:list-item>
          <text:p text:style-name="P4">Mailbox (z.B. INBOX) auswählen.</text:p>
        </text:list-item>
        <text:list-item>
          <text:p text:style-name="P4">Mails suchen (z.B. ungelesene, bestimmte Absender).</text:p>
        </text:list-item>
        <text:list-item>
          <text:p text:style-name="P4">Mails mit <text:span text:style-name="Source_20_Text">fetch()</text:span> holen, dann mit <text:span text:style-name="Source_20_Text">email</text:span>-Modul parsen.</text:p>
        </text:list-item>
        <text:list-item>
          <text:p text:style-name="P4">Mails als gelesen markieren oder löschen möglich.</text:p>
        </text:list-item>
        <text:list-item>
          <text:p text:style-name="P4">Verbindung mit <text:span text:style-name="Source_20_Text">logout()</text:span> schließen.</text:p>
        </text:list-item>
      </text:list>
      <text:p text:style-name="Horizontal_20_Line"/>
      <text:h text:style-name="Heading_20_2" text:outline-level="2">11. Fehlerbehandlung (Grundgerüst)</text:h>
      <text:p text:style-name="Preformatted_20_Text"><text:span text:style-name="Source_20_Text">try:</text:span></text:p>
      <text:p text:style-name="Preformatted_20_Text"><text:span text:style-name="Source_20_Text"><text:s text:c="4"/>mail = imaplib.IMAP4_SSL(imap_server)</text:span></text:p>
      <text:p text:style-name="Preformatted_20_Text"><text:span text:style-name="Source_20_Text"><text:s text:c="4"/>mail.login(username, password)</text:span></text:p>
      <text:p text:style-name="Preformatted_20_Text"><text:span text:style-name="Source_20_Text"><text:s text:c="4"/>mail.select("INBOX")</text:span></text:p>
      <text:p text:style-name="Preformatted_20_Text"><text:span text:style-name="Source_20_Text"><text:s text:c="4"/># ... weitere Aktionen</text:span></text:p>
      <text:p text:style-name="Preformatted_20_Text"><text:span text:style-name="Source_20_Text">except imaplib.IMAP4.error as e:</text:span></text:p>
      <text:p text:style-name="P1"><text:span text:style-name="Source_20_Text"><text:s text:c="4"/>print("IMAP Fehler:", e)</text:span></text:p>
      <text:p text:style-name="Horizontal_20_Line"/>
      <text:p text:style-name="Text_20_body">Wenn du magst, kann ich dir als nächstes zeigen, wie du mit <text:span text:style-name="Source_20_Text">concurrent.futures</text:span> parallel mehrere Mails prüfst oder mehrere IMAP-Ordner gleichzeitig ausliest.</text:p>
      <text:p text:style-name="Text_20_body">Willst du das?</text:p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9T16:38:07.836911383</meta:creation-date>
    <dc:date>2025-06-29T16:38:17.415120098</dc:date>
    <meta:editing-duration>PT9S</meta:editing-duration>
    <meta:editing-cycles>1</meta:editing-cycles>
    <meta:document-statistic meta:table-count="0" meta:image-count="0" meta:object-count="0" meta:page-count="4" meta:paragraph-count="85" meta:word-count="462" meta:character-count="3679" meta:non-whitespace-character-count="3225"/>
    <meta:generator>LibreOffice/24.2.7.2$Linux_X86_64 LibreOffice_project/420$Build-2</meta:generator>
  </office:meta>
</office:document-meta>
</file>